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17.515cm" style:use-optimal-column-width="false"/>
    </style:style>
    <style:style style:name="co2" style:family="table-column">
      <style:table-column-properties style:column-width="17.401cm" style:use-optimal-column-width="false"/>
    </style:style>
    <style:style style:name="co3" style:family="table-column">
      <style:table-column-properties style:column-width="17.425cm" style:use-optimal-column-width="false"/>
    </style:style>
    <style:style style:name="ro1" style:family="table-row">
      <style:table-row-properties style:row-height="1.329cm"/>
    </style:style>
    <style:style style:name="ro2" style:family="table-row">
      <style:table-row-properties style:row-height="0.833cm"/>
    </style:style>
    <style:style style:name="ro3" style:family="table-row">
      <style:table-row-properties style:row-height="0.943cm"/>
    </style:style>
    <style:style style:name="ro4" style:family="table-row">
      <style:table-row-properties style:row-height="3.693cm"/>
    </style:style>
    <style:style style:name="ro5" style:family="table-row">
      <style:table-row-properties style:row-height="4.265cm"/>
    </style:style>
    <style:style style:name="ro6" style:family="table-row">
      <style:table-row-properties style:row-height="1.327cm"/>
    </style:style>
    <style:style style:name="ro7" style:family="table-row">
      <style:table-row-properties style:row-height="0.89cm"/>
    </style:style>
    <style:style style:name="ro8" style:family="table-row">
      <style:table-row-properties style:row-height="-0.85cm"/>
    </style:style>
    <style:style style:name="ro9" style:family="table-row">
      <style:table-row-properties style:row-height="1.43cm"/>
    </style:style>
    <style:style style:name="ro10" style:family="table-row">
      <style:table-row-properties style:row-height="2.759cm"/>
    </style:style>
    <style:style style:name="ce1" style:family="table-cell">
      <loext:graphic-properties draw:fill="gradient" draw:fill-gradient-name="Tango_20_Green" style:repeat="repeat" draw:textarea-vertical-align="middle"/>
      <style:paragraph-properties fo:text-align="center" fo:border="1.42pt solid #00ccff"/>
      <style:text-properties style:font-name="Estrangelo Nisibin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gradient" draw:fill-gradient-name="Tango_20_Green" style:repeat="repeat" draw:textarea-vertical-align="middle"/>
      <style:paragraph-properties fo:border="1.42pt solid #00ccff"/>
      <style:text-properties style:font-name="Estrangelo Nisibin" fo:font-size="15pt" style:font-size-asian="15pt" style:font-size-complex="15pt"/>
    </style:style>
    <style:style style:name="ce3" style:family="table-cell">
      <loext:graphic-properties draw:fill="gradient" draw:fill-gradient-name="Tango_20_Green" style:repeat="repeat" draw:textarea-vertical-align="middle"/>
      <style:paragraph-properties fo:border="1.42pt solid #00ccff"/>
      <style:text-properties style:font-name="Estrangelo Nisibin" fo:font-size="18pt" style:font-size-asian="18pt" style:font-size-complex="18pt"/>
    </style:style>
    <style:style style:name="P1" style:family="paragraph">
      <style:paragraph-properties fo:text-align="center"/>
    </style:style>
    <style:style style:name="T1" style:family="text">
      <style:text-properties style:font-name="Estrangelo Nisibin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Estrangelo Nisibin" fo:font-size="15pt" style:font-size-asian="15pt" style:font-size-complex="15pt"/>
    </style:style>
    <style:style style:name="T3" style:family="text">
      <style:text-properties style:font-name="Estrangelo Nisibin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7.514cm" svg:height="2.994cm" svg:x="1.651cm" svg:y="20.4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WifiStateChangeBroadcastReceiver extends BroadcastReceiver</text:span></text:p>
              </table:table-cell>
            </table:table-row>
            <table:table-row table:style-name="ro2">
              <table:table-cell table:style-name="ce2">
                <text:p><text:span text:style-name="T2">- searchForContactsThread : SearchForContactsThread</text:span></text:p>
              </table:table-cell>
            </table:table-row>
            <table:table-row table:style-name="ro2">
              <table:table-cell table:style-name="ce2">
                <text:p><text:span text:style-name="T2">+ onReceive( context : Context, intent : Intent 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4cm" svg:height="8.9cm" svg:x="1.649cm" svg:y="1.324cm">
          <table:table table:template-name="default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3">CallingActivity</text:span></text:p>
              </table:table-cell>
            </table:table-row>
            <table:table-row table:style-name="ro4">
              <table:table-cell table:style-name="ce3">
                <text:p><text:span text:style-name="T2">- speakerButton : Button</text:span></text:p>
                <text:p><text:span text:style-name="T2">- muteButton : Button</text:span></text:p>
                <text:p><text:span text:style-name="T2">- endCallButton : Button</text:span></text:p>
                <text:p><text:span text:style-name="T2">- localObjectInputStream : ObjectInputStream</text:span></text:p>
                <text:p><text:span text:style-name="T2">- localObjectOutputStream : ObjectOutputStream</text:span></text:p>
                <text:p><text:span text:style-name="T2">- localSocket : Socket</text:span></text:p>
              </table:table-cell>
            </table:table-row>
            <table:table-row table:style-name="ro5">
              <table:table-cell table:style-name="ce2">
                <text:p><text:span text:style-name="T2">+ onCreate ( savedInstanceState : Bundle )</text:span></text:p>
                <text:p><text:span text:style-name="T2">+ onDestroy()</text:span></text:p>
                <text:p><text:span text:style-name="T2">+ setUpConnection() : Boolean</text:span></text:p>
                <text:p><text:span text:style-name="T2">+ getStreams() : Boolean</text:span></text:p>
                <text:p><text:span text:style-name="T2">+ processRequestsFromServer()</text:span></text:p>
                <text:p><text:span text:style-name="T2">+ sendDataToServer( data : Object )</text:span></text:p>
                <text:p><text:span text:style-name="T2">- initializeUI(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7.424cm" svg:height="3.237cm" svg:x="1.64cm" svg:y="16.456cm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ce1">
                <text:p text:style-name="P1"><text:span text:style-name="T3">SearchForContactsThread</text:span></text:p>
              </table:table-cell>
            </table:table-row>
            <table:table-row table:style-name="ro6">
              <table:table-cell table:style-name="ce2">
                <text:p><text:span text:style-name="T2">- scanButton : Button</text:span></text:p>
                <text:p><text:span text:style-name="T2">- makeCallActivity : MakeCallActivity</text:span></text:p>
              </table:table-cell>
            </table:table-row>
            <table:table-row table:style-name="ro7">
              <table:table-cell table:style-name="ce2">
                <text:p><text:span text:style-name="T2">+ run(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7.514cm" svg:height="5.131cm" svg:x="1.578cm" svg:y="10.752cm">
          <table:table table:template-name="default" table:use-first-row-styles="true" table:use-banding-rows-styles="true">
            <table:table-column table:style-name="co1"/>
            <table:table-row table:style-name="ro8">
              <table:table-cell table:style-name="ce1">
                <text:p text:style-name="P1"><text:span text:style-name="T3">Contact</text:span></text:p>
              </table:table-cell>
            </table:table-row>
            <table:table-row table:style-name="ro9">
              <table:table-cell table:style-name="ce2">
                <text:p><text:span text:style-name="T2">- rangeStatus : Integer</text:span></text:p>
                <text:p><text:span text:style-name="T2">- name : String</text:span></text:p>
              </table:table-cell>
            </table:table-row>
            <table:table-row table:style-name="ro10">
              <table:table-cell table:style-name="ce2">
                <text:p><text:span text:style-name="T2">+ getRangeStatus() : Integer</text:span></text:p>
                <text:p><text:span text:style-name="T2">+ setRangeStatus( rangeStatus : Integer )</text:span></text:p>
                <text:p><text:span text:style-name="T2">+ getName() : String</text:span></text:p>
                <text:p><text:span text:style-name="T2">+ setName( name: String )</text:span></text:p>
              </table:table-cell>
            </table:table-row>
          </table:table>
          <draw:image xlink:href="Pictures/TablePreview4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Nimbus Sans L" fo:font-family="'Nimbus Sans L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30T15:46:08.711242703</meta:creation-date>
    <dc:date>2016-04-05T04:35:42.280952919</dc:date>
    <meta:editing-duration>PT1H27M56S</meta:editing-duration>
    <meta:editing-cycles>18</meta:editing-cycles>
    <meta:generator>LibreOffice/5.0.5.2$Linux_X86_64 LibreOffice_project/00m0$Build-2</meta:generator>
    <meta:document-statistic meta:object-count="4"/>
  </office:meta>
</office:document-meta>
</file>